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2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17.216cm"/>
    </style:style>
    <style:style style:name="co4" style:family="table-column">
      <style:table-column-properties fo:break-before="auto" style:column-width="7.408cm"/>
    </style:style>
    <style:style style:name="co5" style:family="table-column">
      <style:table-column-properties fo:break-before="auto" style:column-width="7.953cm"/>
    </style:style>
    <style:style style:name="co6" style:family="table-column">
      <style:table-column-properties fo:break-before="auto" style:column-width="7.654cm"/>
    </style:style>
    <style:style style:name="co7" style:family="table-column">
      <style:table-column-properties fo:break-before="auto" style:column-width="4.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292cm"/>
    </style:style>
    <style:style style:name="co10" style:family="table-column">
      <style:table-column-properties fo:break-before="auto" style:column-width="7.8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3" style:family="table-cell" style:parent-style-name="Default" style:data-style-name="N117"/>
    <style:style style:name="ce4" style:family="table-cell" style:parent-style-name="Default">
      <style:text-properties fo:color="#a167e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a167e6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Taxonomy.$A$1:.$A$11])" table:allow-empty-cell="true" table:display-list="unsorted" table:base-cell-address="normalised_all_responses.D4">
          <table:error-message table:message-type="stop" table:display="true"/>
        </table:content-validation>
        <table:content-validation table:name="val2" table:condition="of:cell-content-is-in-list([$Taxonomy.$A$1:.$A$10])" table:allow-empty-cell="true" table:display-list="unsorted" table:base-cell-address="normalised_all_responses.D4">
          <table:error-message table:message-type="stop" table:display="true"/>
        </table:content-validation>
        <table:content-validation table:name="val3" table:condition="of:cell-content-is-in-list([$Taxonomy.$A$1:.$A$11])" table:allow-empty-cell="true" table:display-list="unsorted" table:base-cell-address="normalised_all_responses.E43">
          <table:error-message table:message-type="stop" table:display="true"/>
        </table:content-validation>
      </table:content-validations>
      <table:table table:name="normalised_all_respon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8" table:default-cell-style-name="Default"/>
        <table:table-row table:style-name="ro1">
          <table:table-cell table:style-name="ce1" office:value-type="string" calcext:value-type="string">
            <text:p>Q3 - What guidance can be provided regarding the estimation approach?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2" table:number-rows-spanned="1">
            <text:p>Classification (AH)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Classifier</text:p>
          </table:table-cell>
          <table:covered-table-cell table:style-name="ce1"/>
          <table:table-cell office:value-type="string" calcext:value-type="string">
            <text:p>Agree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ResponseID</text:p>
          </table:table-cell>
          <table:table-cell table:style-name="ce1" office:value-type="string" calcext:value-type="string">
            <text:p>ScenarioNumber</text:p>
          </table:table-cell>
          <table:table-cell table:style-name="ce1" office:value-type="string" calcext:value-type="string">
            <text:p>ResponseText</text:p>
          </table:table-cell>
          <table:table-cell table:style-name="ce1" office:value-type="string" calcext:value-type="string">
            <text:p>Class #1</text:p>
          </table:table-cell>
          <table:table-cell table:style-name="ce1" office:value-type="string" calcext:value-type="string">
            <text:p>Class #2</text:p>
          </table:table-cell>
          <table:table-cell table:style-name="ce1" office:value-type="string" calcext:value-type="string">
            <text:p>Class #1</text:p>
          </table:table-cell>
          <table:table-cell table:style-name="ce1" office:value-type="string" calcext:value-type="string">
            <text:p>Class #2</text:p>
          </table:table-cell>
          <table:table-cell office:value-type="string" calcext:value-type="string">
            <text:p>Yes/No</text:p>
          </table:table-cell>
          <table:table-cell table:style-name="Default" office:value-type="string" calcext:value-type="string">
            <text:p>Errors</text:p>
          </table:table-cell>
          <table:table-cell office:value-type="string" calcext:value-type="string">
            <text:p>Uncategoris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of standard deviation limits to define acceptable variance in route planning.</text:p>
          </table:table-cell>
          <table:table-cell table:content-validation-name="val1" office:value-type="string" calcext:value-type="string">
            <text:p>Estimation and Uncertainty Modelling</text:p>
          </table:table-cell>
          <table:table-cell table:content-validation-name="val2"/>
          <table:table-cell office:value-type="string" calcext:value-type="string">
            <text:p>Terrain and Bathymetry</text:p>
          </table:table-cell>
          <table:table-cell/>
          <table:table-cell table:formula="of:=IF([.D4]=[.F4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Estimation and Uncertainty Modell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orporation of environmental uncertainty models to refine estimations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 table:content-validation-name="val2"/>
          <table:table-cell office:value-type="string" calcext:value-type="string">
            <text:p>Environmental and Oceanographic Conditions</text:p>
          </table:table-cell>
          <table:table-cell/>
          <table:table-cell table:formula="of:=IF([.D5]=[.F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bathymetric uncertainty models to estimate feature detection confidence.</text:p>
          </table:table-cell>
          <table:table-cell table:content-validation-name="val1" office:value-type="string" calcext:value-type="string">
            <text:p>Terrain and Bathymetry</text:p>
          </table:table-cell>
          <table:table-cell table:content-validation-name="val2"/>
          <table:table-cell office:value-type="string" calcext:value-type="string">
            <text:p>Terrain and Bathymetry</text:p>
          </table:table-cell>
          <table:table-cell/>
          <table:table-cell table:formula="of:=IF([.D6]=[.F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y standard deviation thresholds for feature classification reliability.</text:p>
          </table:table-cell>
          <table:table-cell table:content-validation-name="val1" office:value-type="string" calcext:value-type="string">
            <text:p>Data Products and Requirements</text:p>
          </table:table-cell>
          <table:table-cell table:content-validation-name="val1" office:value-type="string" calcext:value-type="string">
            <text:p>Estimation and Uncertainty Modelling</text:p>
          </table:table-cell>
          <table:table-cell office:value-type="string" calcext:value-type="string">
            <text:p>Data Products and Requirements</text:p>
          </table:table-cell>
          <table:table-cell office:value-type="string" calcext:value-type="string">
            <text:p>Terrain and Bathymetry</text:p>
          </table:table-cell>
          <table:table-cell table:formula="of:=IF([.D7]=[.F7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erence historical MBES datasets under similar conditions to benchmark performance.</text:p>
          </table:table-cell>
          <table:table-cell table:content-validation-name="val1" office:value-type="string" calcext:value-type="string">
            <text:p>Historical and Contextual Data</text:p>
          </table:table-cell>
          <table:table-cell table:content-validation-name="val2"/>
          <table:table-cell office:value-type="string" calcext:value-type="string">
            <text:p>Historical and Contextual Data</text:p>
          </table:table-cell>
          <table:table-cell/>
          <table:table-cell table:formula="of:=IF([.D8]=[.F8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orporate predictive modelling for sonar performance based on mission parameter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 office:value-type="string" calcext:value-type="string">
            <text:p>Estimation and Uncertainty Modelling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9]=[.F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ase map models with layered environmental and hydrographic data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10]=[.F10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ly viability scoring based on mission parameters (e.g., stealth, speed, safety).</text:p>
          </table:table-cell>
          <table:table-cell table:content-validation-name="val1" office:value-type="string" calcext:value-type="string">
            <text:p>Estimation and Uncertainty Modelling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11]=[.F11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Estimation and Uncertainty Modelling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orporate predictive modelling for beach access under varying conditions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 table:content-validation-name="val1" office:value-type="string" calcext:value-type="string">
            <text:p>Estimation and Uncertainty Modelling</text:p>
          </table:table-cell>
          <table:table-cell office:value-type="string" calcext:value-type="string">
            <text:p>Environmental and Oceanographic Conditions</text:p>
          </table:table-cell>
          <table:table-cell/>
          <table:table-cell table:formula="of:=IF([.D12]=[.F1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erence historical beach assessments and landing success rates</text:p>
          </table:table-cell>
          <table:table-cell table:content-validation-name="val1" office:value-type="string" calcext:value-type="string">
            <text:p>Historical and Contextual Data</text:p>
          </table:table-cell>
          <table:table-cell/>
          <table:table-cell office:value-type="string" calcext:value-type="string">
            <text:p>Historical and Contextual Data</text:p>
          </table:table-cell>
          <table:table-cell/>
          <table:table-cell table:formula="of:=IF([.D13]=[.F1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historical performance and known defects of equipment</text:p>
          </table:table-cell>
          <table:table-cell table:content-validation-name="val1" office:value-type="string" calcext:value-type="string">
            <text:p>Historical and Contextual Data</text:p>
          </table:table-cell>
          <table:table-cell/>
          <table:table-cell office:value-type="string" calcext:value-type="string">
            <text:p>Historical and Contextual Data</text:p>
          </table:table-cell>
          <table:table-cell/>
          <table:table-cell table:formula="of:=IF([.D14]=[.F1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environmental conditions, endurance, Launch and Recovery Systems, mission speed, sensor performance, rules of engagement, etc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office:value-type="string" calcext:value-type="string">
            <text:p>Environmental and Oceanographic Conditions</text:p>
          </table:table-cell>
          <table:table-cell/>
          <table:table-cell table:formula="of:=IF([.D15]=[.F1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s of engagement, coverage %. Inform of timings</text:p>
          </table:table-cell>
          <table:table-cell table:content-validation-name="val1" office:value-type="string" calcext:value-type="string">
            <text:p>Terrain and Bathymetry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office:value-type="string" calcext:value-type="string">
            <text:p>Terrain and Bathymetry</text:p>
          </table:table-cell>
          <table:table-cell/>
          <table:table-cell table:formula="of:=IF([.D16]=[.F1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 on surface, risk to surfacing (covert, surface traffic), accuracy</text:p>
          </table:table-cell>
          <table:table-cell table:content-validation-name="val1" office:value-type="string" calcext:value-type="string">
            <text:p>Threats and Risk Management</text:p>
          </table:table-cell>
          <table:table-cell table:content-validation-name="val2"/>
          <table:table-cell office:value-type="string" calcext:value-type="string">
            <text:p>Navigation and Positioning</text:p>
          </table:table-cell>
          <table:table-cell/>
          <table:table-cell table:formula="of:=IF([.D17]=[.F17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hreats and Risk Management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les of engagement, line spacing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2"/>
          <table:table-cell office:value-type="string" calcext:value-type="string">
            <text:p>uncategorised</text:p>
          </table:table-cell>
          <table:table-cell/>
          <table:table-cell table:formula="of:=IF([.D18]=[.F18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Mission Parameters and Objectiv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ce in route planning and maintaining position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2"/>
          <table:table-cell office:value-type="string" calcext:value-type="string">
            <text:p>Navigation and Positioning</text:p>
          </table:table-cell>
          <table:table-cell/>
          <table:table-cell table:formula="of:=IF([.D19]=[.F1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s AO. Informs if other assets are required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uncategorised</text:p>
          </table:table-cell>
          <table:table-cell/>
          <table:table-cell table:formula="of:=IF([.D20]=[.F20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Mission Parameters and Objectiv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rms AO. Informs if other assets are required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not_classified</text:p>
          </table:table-cell>
          <table:table-cell/>
          <table:table-cell table:formula="of:=IF([.D21]=[.F21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ission Parameters and Objectives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ge of host vessel, range of acoustic communications, requirement for safety vessel, etc.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2"/>
          <table:table-cell office:value-type="string" calcext:value-type="string">
            <text:p>Vehicle Capabilities and Constraints</text:p>
          </table:table-cell>
          <table:table-cell/>
          <table:table-cell table:formula="of:=IF([.D22]=[.F22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roves safety of vehicle, collision avoidance tactics, route selection, etc.</text:p>
          </table:table-cell>
          <table:table-cell table:content-validation-name="val1" office:value-type="string" calcext:value-type="string">
            <text:p>Threats and Risk Management</text:p>
          </table:table-cell>
          <table:table-cell table:content-validation-name="val2"/>
          <table:table-cell office:value-type="string" calcext:value-type="string">
            <text:p>Threats and Risk Management</text:p>
          </table:table-cell>
          <table:table-cell/>
          <table:table-cell table:formula="of:=IF([.D23]=[.F2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ional hazards to inform, potential <text:s/>adversary influence</text:p>
          </table:table-cell>
          <table:table-cell table:content-validation-name="val1" office:value-type="string" calcext:value-type="string">
            <text:p>Threats and Risk Management</text:p>
          </table:table-cell>
          <table:table-cell table:content-validation-name="val2"/>
          <table:table-cell office:value-type="string" calcext:value-type="string">
            <text:p>Threats and Risk Management</text:p>
          </table:table-cell>
          <table:table-cell/>
          <table:table-cell table:formula="of:=IF([.D24]=[.F2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ce in understanding of AO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uncategorised</text:p>
          </table:table-cell>
          <table:table-cell/>
          <table:table-cell table:formula="of:=IF([.D25]=[.F25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Mission Parameters and Objective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standing historical performance and known defects of equipment</text:p>
          </table:table-cell>
          <table:table-cell table:content-validation-name="val1" office:value-type="string" calcext:value-type="string">
            <text:p>Historical and Contextual Data</text:p>
          </table:table-cell>
          <table:table-cell/>
          <table:table-cell office:value-type="string" calcext:value-type="string">
            <text:p>Historical and Contextual Data</text:p>
          </table:table-cell>
          <table:table-cell/>
          <table:table-cell table:formula="of:=IF([.D26]=[.F2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standing environmental conditions, endurance, Launch and Recovery Systems, mission speed, sensor performance, rules of engagement, etc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27]=[.F27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les of engagement, coverage %. Inform of timing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1" office:value-type="string" calcext:value-type="string">
            <text:p>Terrain and Bathymetry</text:p>
          </table:table-cell>
          <table:table-cell office:value-type="string" calcext:value-type="string">
            <text:p>Terrain and Bathymetry</text:p>
          </table:table-cell>
          <table:table-cell/>
          <table:table-cell table:formula="of:=IF([.D28]=[.F28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ission Parameters and Objectives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 on surface, risk to surfacing (covert, surface traffic), accuracy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Threats and Risk Management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29]=[.F2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les of engagement, line spacing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2"/>
          <table:table-cell office:value-type="string" calcext:value-type="string">
            <text:p>uncategorised</text:p>
          </table:table-cell>
          <table:table-cell/>
          <table:table-cell table:formula="of:=IF([.D30]=[.F30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Mission Parameters and Objectiv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e in route planning and maintaining position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2"/>
          <table:table-cell office:value-type="string" calcext:value-type="string">
            <text:p>Navigation and Positioning</text:p>
          </table:table-cell>
          <table:table-cell/>
          <table:table-cell table:formula="of:=IF([.D31]=[.F3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s AO. Informs if other assets are required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uncategorised</text:p>
          </table:table-cell>
          <table:table-cell/>
          <table:table-cell table:formula="of:=IF([.D32]=[.F32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Mission Parameters and Objectiv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s AO. Informs if other assets are required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not_classified</text:p>
          </table:table-cell>
          <table:table-cell/>
          <table:table-cell table:formula="of:=IF([.D33]=[.F33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ission Parameters and Objectives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ge of host vessel, range of acoustic communications, requirement for safety vessel, etc.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34]=[.F34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roves safety of vehicle, collision avoidance tactics, route selection, etc.</text:p>
          </table:table-cell>
          <table:table-cell table:content-validation-name="val1" office:value-type="string" calcext:value-type="string">
            <text:p>Threats and Risk Management</text:p>
          </table:table-cell>
          <table:table-cell table:content-validation-name="val2"/>
          <table:table-cell office:value-type="string" calcext:value-type="string">
            <text:p>Threats and Risk Management</text:p>
          </table:table-cell>
          <table:table-cell/>
          <table:table-cell table:formula="of:=IF([.D35]=[.F35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ional hazards to inform, potential <text:s/>adversary influence</text:p>
          </table:table-cell>
          <table:table-cell table:content-validation-name="val1" office:value-type="string" calcext:value-type="string">
            <text:p>Threats and Risk Management</text:p>
          </table:table-cell>
          <table:table-cell/>
          <table:table-cell office:value-type="string" calcext:value-type="string">
            <text:p>Threats and Risk Management</text:p>
          </table:table-cell>
          <table:table-cell/>
          <table:table-cell table:formula="of:=IF([.D36]=[.F3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dence in understanding of AO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uncategorised</text:p>
          </table:table-cell>
          <table:table-cell/>
          <table:table-cell table:formula="of:=IF([.D37]=[.F37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Mission Parameters and Objective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standing historical performance and known defects of equipment</text:p>
          </table:table-cell>
          <table:table-cell table:content-validation-name="val1" office:value-type="string" calcext:value-type="string">
            <text:p>Historical and Contextual Data</text:p>
          </table:table-cell>
          <table:table-cell table:content-validation-name="val2"/>
          <table:table-cell office:value-type="string" calcext:value-type="string">
            <text:p>Historical and Contextual Data</text:p>
          </table:table-cell>
          <table:table-cell/>
          <table:table-cell table:formula="of:=IF([.D38]=[.F38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standing environmental conditions, endurance, Launch and Recovery Systems, mission speed, sensor performance, rules of engagement, etc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 table:content-validation-name="val1" office:value-type="string" calcext:value-type="string">
            <text:p>Operational Logistics</text:p>
          </table:table-cell>
          <table:table-cell office:value-type="string" calcext:value-type="string">
            <text:p>Environmental and Oceanographic Conditions</text:p>
          </table:table-cell>
          <table:table-cell/>
          <table:table-cell table:formula="of:=IF([.D39]=[.F39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les of engagement, coverage %. Inform of timings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2"/>
          <table:table-cell office:value-type="string" calcext:value-type="string">
            <text:p>Terrain and Bathymetry</text:p>
          </table:table-cell>
          <table:table-cell/>
          <table:table-cell table:formula="of:=IF([.D40]=[.F40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ission Parameters and Objectives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 on surface, risk to surfacing (covert, surface traffic), accuracy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Threats and Risk Management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41]=[.F41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les of engagement, line spacing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2"/>
          <table:table-cell office:value-type="string" calcext:value-type="string">
            <text:p>uncategorised</text:p>
          </table:table-cell>
          <table:table-cell/>
          <table:table-cell table:formula="of:=IF([.D42]=[.F42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Mission Parameters and Objective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dence in route planning and maintaining position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3" office:value-type="string" calcext:value-type="string">
            <text:p>Estimation and Uncertainty Modelling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43]=[.F43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rms AO. Informs if other assets are required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uncategorised</text:p>
          </table:table-cell>
          <table:table-cell/>
          <table:table-cell table:formula="of:=IF([.D44]=[.F44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Mission Parameters and Objective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rms AO. Informs if other assets are required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not_classified</text:p>
          </table:table-cell>
          <table:table-cell/>
          <table:table-cell table:formula="of:=IF([.D45]=[.F45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Mission Parameters and Objectives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ge of host vessel, range of acoustic communications, requirement for safety vessel, etc.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2"/>
          <table:table-cell office:value-type="string" calcext:value-type="string">
            <text:p>Vehicle Capabilities and Constraints</text:p>
          </table:table-cell>
          <table:table-cell/>
          <table:table-cell table:formula="of:=IF([.D46]=[.F46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proves safety of vehicle, collision avoidance tactics, route selection, etc.</text:p>
          </table:table-cell>
          <table:table-cell table:content-validation-name="val1" office:value-type="string" calcext:value-type="string">
            <text:p>Threats and Risk Management</text:p>
          </table:table-cell>
          <table:table-cell table:content-validation-name="val2"/>
          <table:table-cell office:value-type="string" calcext:value-type="string">
            <text:p>Threats and Risk Management</text:p>
          </table:table-cell>
          <table:table-cell/>
          <table:table-cell table:formula="of:=IF([.D47]=[.F47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igational hazards to inform, potential <text:s/>adversary influence</text:p>
          </table:table-cell>
          <table:table-cell table:content-validation-name="val1" office:value-type="string" calcext:value-type="string">
            <text:p>Threats and Risk Management</text:p>
          </table:table-cell>
          <table:table-cell/>
          <table:table-cell office:value-type="string" calcext:value-type="string">
            <text:p>Threats and Risk Management</text:p>
          </table:table-cell>
          <table:table-cell/>
          <table:table-cell table:formula="of:=IF([.D48]=[.F48];&quot;Yes&quot;;&quot;No&quot;)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dence in understanding of AO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/>
          <table:table-cell office:value-type="string" calcext:value-type="string">
            <text:p>uncategorised</text:p>
          </table:table-cell>
          <table:table-cell/>
          <table:table-cell table:formula="of:=IF([.D49]=[.F49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Mission Parameters and Objectives</text:p>
          </table:table-cell>
        </table:table-row>
        <table:table-row table:style-name="ro1">
          <table:table-cell table:number-columns-repeated="3"/>
          <table:table-cell table:content-validation-name="val2" table:number-columns-repeated="2"/>
          <table:table-cell table:number-columns-repeated="3"/>
          <table:table-cell table:formula="of:=IF([.H50]=&quot;No&quot;;[.D50];&quot;&quot;)">
            <text:p/>
          </table:table-cell>
          <table:table-cell/>
        </table:table-row>
        <table:table-row table:style-name="ro1">
          <table:table-cell table:number-columns-repeated="3"/>
          <table:table-cell table:content-validation-name="val2"/>
          <table:table-cell table:number-columns-repeated="4"/>
          <table:table-cell table:formula="of:=IF([.H51]=&quot;No&quot;;[.D51];&quot;&quot;)">
            <text:p/>
          </table:table-cell>
          <table:table-cell/>
        </table:table-row>
        <table:table-row table:style-name="ro1">
          <table:table-cell table:number-columns-repeated="3"/>
          <table:table-cell table:content-validation-name="val2"/>
          <table:table-cell table:number-columns-repeated="4"/>
          <table:table-cell table:formula="of:=IF([.H52]=&quot;No&quot;;[.D52];&quot;&quot;)">
            <text:p/>
          </table:table-cell>
          <table:table-cell/>
        </table:table-row>
        <table:table-row table:style-name="ro1">
          <table:table-cell table:number-columns-repeated="3"/>
          <table:table-cell table:content-validation-name="val2"/>
          <table:table-cell table:number-columns-repeated="4"/>
          <table:table-cell table:formula="of:=IF([.H53]=&quot;No&quot;;[.D53];&quot;&quot;)">
            <text:p/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rue Positives</text:p>
          </table:table-cell>
          <table:table-cell table:formula="of:=COUNTIF([.H4:.H53];&quot;Yes&quot;)" office:value-type="float" office:value="29" calcext:value-type="float">
            <text:p>29</text:p>
          </table:table-cell>
          <table:table-cell table:style-name="Default" table:formula="of:=IF([.H54]=&quot;No&quot;;[.D54];&quot;&quot;)">
            <text:p/>
          </table:table-cell>
          <table:table-cell/>
        </table:table-row>
        <table:table-row table:style-name="ro1">
          <table:table-cell table:number-columns-repeated="7"/>
          <table:table-cell table:style-name="ce3" table:formula="of:=[.H54]/COUNTA([.H4:.H53])" office:value-type="percentage" office:value="0.630434782608696" calcext:value-type="percentage">
            <text:p>63.0%</text:p>
          </table:table-cell>
          <table:table-cell table:style-name="Default" table:formula="of:=IF([.H55]=&quot;No&quot;;[.D55];&quot;&quot;)">
            <text:p/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Fail to Categorise</text:p>
          </table:table-cell>
          <table:table-cell table:formula="of:=COUNTIF([.F4:.F53];&quot;uncategorised&quot;)" office:value-type="float" office:value="9" calcext:value-type="float">
            <text:p>9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3" table:formula="of:=[.H57]/COUNTA([.H4:.H53])" office:value-type="percentage" office:value="0.195652173913044" calcext:value-type="percentage">
            <text:p>19.6%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False Positives</text:p>
          </table:table-cell>
          <table:table-cell table:formula="of:=COUNTIF([.H4:.H53];&quot;No&quot;)-[.H57]" office:value-type="float" office:value="8" calcext:value-type="float">
            <text:p>8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3" table:formula="of:=[.H59]/COUNTA([.H4:.H53])" office:value-type="percentage" office:value="0.173913043478261" calcext:value-type="percentage">
            <text:p>17.4%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6"/>
          <table:table-cell table:formula="of:=IF([.F63]=&quot;No&quot;;[.B63];&quot;&quot;)">
            <text:p/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Errors by Category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7" office:value-type="string" calcext:value-type="string">
            <text:p>Estimation and Uncertainty Modelling</text:p>
          </table:table-cell>
          <table:table-cell/>
          <table:table-cell table:style-name="Default" table:formula="of:=COUNTIF([.$I$4:.$I$49];[.G65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string" calcext:value-type="string">
            <text:p>Threats and Risk Management</text:p>
          </table:table-cell>
          <table:table-cell/>
          <table:table-cell table:style-name="Default" table:formula="of:=COUNTIF([.$I$4:.$I$49];[.G6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table:style-name="ce7" office:value-type="string" calcext:value-type="string">
            <text:p>Mission Parameters and Objectives</text:p>
          </table:table-cell>
          <table:table-cell/>
          <table:table-cell table:style-name="Default" table:formula="of:=COUNTIF([.$I$4:.$I$49];[.G67])-[.I76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table:formula="of:=IF([.C68]=&quot;uncategorised&quot;;[.A68];&quot;&quot;)">
            <text:p/>
          </table:table-cell>
          <table:table-cell/>
          <table:table-cell table:style-name="Default"/>
          <table:table-cell/>
        </table:table-row>
        <table:table-row table:style-name="ro1" table:number-rows-repeated="4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Uncategorised Categories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Mission Parameters and Objectives</text:p>
          </table:table-cell>
          <table:table-cell/>
          <table:table-cell table:style-name="Default" table:formula="of:=COUNTIF([.J5:.J54];[.G76])" office:value-type="float" office:value="9" calcext:value-type="float">
            <text:p>9</text:p>
          </table:table-cell>
          <table:table-cell/>
        </table:table-row>
      </table:table>
      <table:table table:name="Taxonomy" table:style-name="ta1"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Terrain and Bathymetry</text:p>
          </table:table-cell>
          <table:table-cell office:value-type="string" calcext:value-type="string">
            <text:p><text:s/>Data describing the seafloor, slopes, gradients, and physical underwater features relevant to vehicle <text:s/>safety, navigation, and mission feasibility.</text:p>
          </table:table-cell>
        </table:table-row>
        <table:table-row table:style-name="ro1">
          <table:table-cell office:value-type="string" calcext:value-type="string">
            <text:p>Environmental and Oceanographic Conditions</text:p>
          </table:table-cell>
          <table:table-cell office:value-type="string" calcext:value-type="string">
            <text:p><text:s/>Physical and dynamic ocean conditions that affect planning, including currents, tides, waves, and <text:s/>transient phenomena.</text:p>
          </table:table-cell>
        </table:table-row>
        <table:table-row table:style-name="ro1">
          <table:table-cell office:value-type="string" calcext:value-type="string">
            <text:p>Vehicle Capabilities and Constraints</text:p>
          </table:table-cell>
          <table:table-cell office:value-type="string" calcext:value-type="string">
            <text:p>Technical limits and operational characteristics of the platform (AUV, UUV, or other vehicles) used in <text:s/>the mission.</text:p>
          </table:table-cell>
        </table:table-row>
        <table:table-row table:style-name="ro1">
          <table:table-cell office:value-type="string" calcext:value-type="string">
            <text:p>Navigation and Positioning</text:p>
          </table:table-cell>
          <table:table-cell office:value-type="string" calcext:value-type="string">
            <text:p>Navigation and geolocation systems, accuracy requirements, and associated data products.</text:p>
          </table:table-cell>
        </table:table-row>
        <table:table-row table:style-name="ro1">
          <table:table-cell office:value-type="string" calcext:value-type="string">
            <text:p>Mission Parameters and Objectives</text:p>
          </table:table-cell>
          <table:table-cell office:value-type="string" calcext:value-type="string">
            <text:p>Goals, scope, and measurable factors defining mission success or planning outcomes.</text:p>
          </table:table-cell>
        </table:table-row>
        <table:table-row table:style-name="ro1">
          <table:table-cell office:value-type="string" calcext:value-type="string">
            <text:p>Threats and Risk Management</text:p>
          </table:table-cell>
          <table:table-cell office:value-type="string" calcext:value-type="string">
            <text:p>Potential risks, both operational and cybersecurity-related, impacting mission execution.</text:p>
          </table:table-cell>
        </table:table-row>
        <table:table-row table:style-name="ro1">
          <table:table-cell office:value-type="string" calcext:value-type="string">
            <text:p>Historical and Contextual Data</text:p>
          </table:table-cell>
          <table:table-cell office:value-type="string" calcext:value-type="string">
            <text:p>Reference information from prior missions or legacy datasets used to inform new operations.</text:p>
          </table:table-cell>
        </table:table-row>
        <table:table-row table:style-name="ro1">
          <table:table-cell office:value-type="string" calcext:value-type="string">
            <text:p>Data Products and Requirements</text:p>
          </table:table-cell>
          <table:table-cell office:value-type="string" calcext:value-type="string">
            <text:p>Required or generated datasets supporting planning and analysis activities.</text:p>
          </table:table-cell>
        </table:table-row>
        <table:table-row table:style-name="ro1">
          <table:table-cell office:value-type="string" calcext:value-type="string">
            <text:p>Communications and Control</text:p>
          </table:table-cell>
          <table:table-cell office:value-type="string" calcext:value-type="string">
            <text:p>Requirements related to command, telemetry, and data transmission during the mission.</text:p>
          </table:table-cell>
        </table:table-row>
        <table:table-row table:style-name="ro1">
          <table:table-cell table:style-name="ce5" office:value-type="string" calcext:value-type="string">
            <text:p>Operational Logistics</text:p>
          </table:table-cell>
          <table:table-cell office:value-type="string" calcext:value-type="string">
            <text:p>Physical deployment, access, and operational coordination for mission execution.</text:p>
          </table:table-cell>
        </table:table-row>
        <table:table-row table:style-name="ro1">
          <table:table-cell office:value-type="string" calcext:value-type="string">
            <text:p>Estimation and Uncertainty Modelling</text:p>
          </table:table-cell>
          <table:table-cell/>
        </table:table-row>
      </table:table>
      <table:named-expressions/>
      <table:database-ranges>
        <table:database-range table:name="__Anonymous_Sheet_DB__0" table:target-range-address="normalised_all_responses.G65:normalised_all_responses.G67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00-00-00</text:date>, <text:time style:data-style-name="N2" text:time-value="14:55:47.09163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12T16:02:39.531109000</dc:date>
    <meta:editing-duration>PT52M19S</meta:editing-duration>
    <meta:editing-cycles>6</meta:editing-cycles>
    <meta:document-statistic meta:table-count="2" meta:cell-count="375" meta:object-count="0"/>
  </office:meta>
</office:document-meta>
</file>